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00000" style:font-name="Arial" fo:font-size="15pt" fo:font-style="italic" fo:font-weight="bold" style:font-name-asian="Arial Unicode MS" style:font-size-asian="14pt" style:font-style-asian="italic" style:font-weight-asian="bold" style:font-name-complex="Tahoma" style:font-size-complex="15pt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color="#000000" style:text-position="sub 58%" style:font-name="Arial" fo:font-size="13pt" style:font-size-asian="13pt" style:font-name-complex="Arial1" style:font-size-complex="13pt"/>
    </style:style>
    <style:style style:name="P4" style:family="paragraph" style:parent-style-name="Text_20_body">
      <style:text-properties style:font-name="Arial" fo:font-size="13pt" style:font-size-asian="13pt" style:font-size-complex="13pt"/>
    </style:style>
    <style:style style:name="P5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6" style:family="paragraph" style:parent-style-name="Heading_20_2">
      <style:text-properties fo:color="#000000"/>
    </style:style>
    <style:style style:name="P7" style:family="paragraph" style:parent-style-name="Header">
      <style:paragraph-properties fo:margin-left="0in" fo:margin-right="0in" fo:text-align="center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  <style:text-properties officeooo:rsid="001ad47a" officeooo:paragraph-rsid="001ad47a"/>
    </style:style>
    <style:style style:name="P8" style:family="paragraph" style:parent-style-name="Text_20_body">
      <style:text-properties fo:color="#000000" style:language-complex="he" style:country-complex="IL"/>
    </style:style>
    <style:style style:name="P9" style:family="paragraph" style:parent-style-name="Text_20_body">
      <style:paragraph-properties fo:text-align="center" style:justify-single-word="false"/>
      <style:text-properties fo:color="#000000" fo:font-size="40pt" fo:font-style="italic" style:font-size-asian="40pt" style:font-style-asian="italic" style:font-size-complex="40pt" style:language-complex="he" style:country-complex="IL" style:font-style-complex="italic"/>
    </style:style>
    <style:style style:name="P10" style:family="paragraph" style:parent-style-name="Text_20_body">
      <style:paragraph-properties fo:text-align="start" style:justify-single-word="false"/>
      <style:text-properties fo:color="#000000" style:font-name="Arial" fo:font-size="13pt" fo:font-style="normal" fo:font-weight="normal" style:font-name-asian="Arial Unicode MS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officeooo:paragraph-rsid="0016b5cc"/>
    </style:style>
    <style:style style:name="P13" style:family="paragraph" style:parent-style-name="Text_20_body">
      <style:paragraph-properties fo:text-align="start" style:justify-single-word="false"/>
      <style:text-properties officeooo:paragraph-rsid="00174847"/>
    </style:style>
    <style:style style:name="P14" style:family="paragraph" style:parent-style-name="Text_20_body">
      <style:paragraph-properties fo:text-align="start" style:justify-single-word="false"/>
      <style:text-properties officeooo:paragraph-rsid="001ba61b"/>
    </style:style>
    <style:style style:name="P15" style:family="paragraph" style:parent-style-name="Text_20_body">
      <style:paragraph-properties fo:text-align="start" style:justify-single-word="false"/>
      <style:text-properties officeooo:rsid="00183113" officeooo:paragraph-rsid="00183113"/>
    </style:style>
    <style:style style:name="P16" style:family="paragraph" style:parent-style-name="Text_20_body">
      <style:paragraph-properties fo:text-align="start" style:justify-single-word="false"/>
      <style:text-properties officeooo:rsid="00183113" officeooo:paragraph-rsid="001a221e"/>
    </style:style>
    <style:style style:name="P17" style:family="paragraph" style:parent-style-name="Text_20_body">
      <style:text-properties officeooo:rsid="001ad47a" officeooo:paragraph-rsid="001ad47a"/>
    </style:style>
    <style:style style:name="P18" style:family="paragraph" style:parent-style-name="Text_20_body">
      <style:text-properties officeooo:paragraph-rsid="001ad47a"/>
    </style:style>
    <style:style style:name="P19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20" style:family="paragraph" style:parent-style-name="Text_20_body" style:list-style-name="L1">
      <style:paragraph-properties fo:margin-left="0in" fo:margin-right="0in" fo:text-align="start" style:justify-single-word="false" fo:text-indent="-0.25in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b5cc"/>
    </style:style>
    <style:style style:name="T3" style:family="text">
      <style:text-properties officeooo:rsid="00174847"/>
    </style:style>
    <style:style style:name="T4" style:family="text">
      <style:text-properties officeooo:rsid="001a221e"/>
    </style:style>
    <style:style style:name="T5" style:family="text">
      <style:text-properties officeooo:rsid="001ad47a"/>
    </style:style>
    <style:style style:name="T6" style:family="text">
      <style:text-properties officeooo:rsid="001ba61b"/>
    </style:style>
    <style:style style:name="T7" style:family="text">
      <style:text-properties officeooo:rsid="001c8e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VIM Tutorial</text:h>
      <text:h text:style-name="P8" text:outline-level="2"><text:s text:c="15"/>Shavit Ilan <text:s text:c="4"/>Ver 1.0 (20140508) </text:h>
      <text:h text:style-name="P6" text:outline-level="2">General Commands</text:h>
      <text:p text:style-name="P5">:set guioptions+-=m <text:s text:c="5"/>Display\Cancel menu</text:p>
      <text:p text:style-name="P5">:h <text:s/>win-tab <text:tab/>search help on win*<text:line-break/>:!pwd<text:tab/><text:tab/>execute 'pwd' then returns to vi</text:p>
      <text:p text:style-name="P5">!!pwd<text:tab/><text:tab/>exec 'pwd', insert output to file</text:p>
      <text:p text:style-name="P5">:shell, sh<text:tab/>go to the shell (return with exit)</text:p>
      <text:p text:style-name="P5">:set list \ ,l<text:tab/>show\hide hidden char</text:p>
      <text:p text:style-name="Text_20_body"><text:bookmark-start text:name="__DdeLink__363_1643777763"/>ctr+z<text:tab/><text:tab/>save<text:bookmark-end text:name="__DdeLink__363_1643777763"/></text:p>
      <text:p text:style-name="Text_20_body">ctr+p<text:tab/><text:tab/>open files</text:p>
      <text:p text:style-name="Text_20_body"><text:bookmark-start text:name="__DdeLink__365_1643777763"/>&gt;<text:tab/><text:tab/>ident mark block right<text:bookmark-end text:name="__DdeLink__365_1643777763"/></text:p>
      <text:p text:style-name="Text_20_body">&lt;<text:tab/><text:tab/>ident mark block left</text:p>
      <text:h text:style-name="Heading_20_2" text:outline-level="2"><text:soft-page-break/>Basic Commands </text:h>
      <text:p text:style-name="Text_20_body">w<text:tab/><text:tab/>next word</text:p>
      <text:p text:style-name="Text_20_body">W<text:tab/><text:tab/>next word after space</text:p>
      <text:p text:style-name="Text_20_body">e<text:tab/><text:tab/>end of word</text:p>
      <text:p text:style-name="Text_20_body">E <text:tab/><text:tab/>end of word followed by space</text:p>
      <text:p text:style-name="Text_20_body">b<text:tab/><text:tab/>backward search</text:p>
      <text:p text:style-name="P1">B <text:tab/><text:tab/>backward follow by space</text:p>
      <text:p text:style-name="P1">fx<text:tab/><text:tab/>take first occurrence of 'x'</text:p>
      <text:p text:style-name="P1">tx<text:tab/><text:tab/>like f, take prev letter before 'x'</text:p>
      <text:p text:style-name="P1">ctx<text:tab/><text:tab/>change till <text:s/>'x' (not include 'x')</text:p>
      <text:p text:style-name="P1">3ctx<text:tab/><text:tab/>change till 3'td letter 'x'</text:p>
      <text:p text:style-name="P1">df8<text:tab/><text:tab/>delete until 8 (include 8)</text:p>
      <text:p text:style-name="P1">dt8<text:tab/><text:tab/>will delete until 7 (not include 8)</text:p>
      <text:p text:style-name="P1">4fx<text:tab/><text:tab/>go to 4'th x</text:p>
      <text:p text:style-name="P1">8b<text:tab/><text:tab/>8 words backwards</text:p>
      <text:p text:style-name="Text_20_body"><text:soft-page-break/>ctl+f<text:tab/><text:tab/>page down</text:p>
      <text:p text:style-name="Text_20_body">ctl+b<text:tab/><text:tab/>page up</text:p>
      <text:p text:style-name="P1">shift g<text:tab/><text:tab/>go to the last line</text:p>
      <text:p text:style-name="P5">zt<text:tab/><text:tab/>put cur line as first line in win</text:p>
      <text:p text:style-name="P5">zz<text:tab/><text:tab/>put cur line in the middle of win</text:p>
      <text:p text:style-name="P1">/xxx<text:tab/><text:tab/>search forward 'xxx'</text:p>
      <text:p text:style-name="P1">?xxx<text:tab/><text:tab/>search backward to 'xxx'<text:line-break/>:s/old/new, <text:s/>:s/old/new/g, <text:s/>:%s/old/new/g</text:p>
      <text:p text:style-name="P1">:w (same as :save) \ :saveas fname</text:p>
      <text:p text:style-name="P1">:1,10 w fname<text:tab/>save lines 1-10 to fname</text:p>
      <text:p text:style-name="P1">:r fname<text:tab/><text:tab/>read filename here</text:p>
      <text:p text:style-name="P1">:r!ls<text:tab/><text:tab/><text:tab/>enter output of ls here</text:p>
      <text:p text:style-name="P1">ctr+a<text:tab/><text:tab/>increment a by 1</text:p>
      <text:p text:style-name="P1">ctr+x<text:tab/><text:tab/>decrement a by 1</text:p>
      <text:p text:style-name="P14"><text:span text:style-name="T6">:put <text:tab/><text:tab/>paste (put) yank to new line</text:span></text:p>
      <text:p text:style-name="P14">vim -r crashed_fname<text:tab/>recover crashed file</text:p>
      <text:h text:style-name="Heading_20_2" text:outline-level="2"><text:soft-page-break/>Working With Many Files</text:h>
      <text:p text:style-name="P1">Alias g='vim –remote-silent'</text:p>
      <text:p text:style-name="P1">g *.sh<text:tab/><text:tab/><text:tab/>load all sh suffix files</text:p>
      <text:p text:style-name="P1"><text:tab/><text:tab/><text:tab/>Any file stored in buffer</text:p>
      <text:p text:style-name="P1">:ls<text:tab/><text:tab/><text:tab/>get list of used buffers</text:p>
      <text:p text:style-name="P1">:b 22<text:tab/><text:tab/><text:tab/>load buffer number 22 </text:p>
      <text:p text:style-name="P1">:b fname<text:tab/><text:tab/>load fname file</text:p>
      <text:p text:style-name="P2"><text:line-break/>TABS</text:p>
      <text:p text:style-name="P10"><text:bookmark-start text:name="__DdeLink__357_1643777763"/>:tabe <text:s/>fname<text:tab/>edit fname in new <text:bookmark-end text:name="__DdeLink__357_1643777763"/></text:p>
      <text:p text:style-name="P10">:tabc<text:tab/><text:tab/><text:tab/>close the tab</text:p>
      <text:p text:style-name="P4">,n<text:bookmark-start text:name="__DdeLink__361_1643777763"/><text:tab/><text:bookmark-end text:name="__DdeLink__361_1643777763"/><text:tab/><text:tab/>next tab</text:p>
      <text:p text:style-name="P10">,m<text:tab/><text:tab/><text:tab/>previous tab</text:p>
      <text:p text:style-name="P3"/>
      <text:p text:style-name="P1"/>
      <text:h text:style-name="Heading_20_2" text:outline-level="2"><text:soft-page-break/>Blocks </text:h>
      <text:list xml:id="list5620963152170815819" text:style-name="L1">
        <text:list-header>
          <text:p text:style-name="P20">Enter spaces\text before block:</text:p>
        </text:list-header>
      </text:list>
      <text:p text:style-name="P1">ctr+v (shift+v)<text:tab/>mark the block </text:p>
      <text:p text:style-name="P1">I (capital I) “text”</text:p>
      <text:p text:style-name="P1">esc<text:tab/><text:tab/><text:tab/>write “text” on each line</text:p>
      <text:p text:style-name="P1"/>
      <text:p text:style-name="P1"><text:span text:style-name="T1">Remarks</text:span>:</text:p>
      <text:p text:style-name="P1">mark vertical block, press x to delete it</text:p>
      <text:p text:style-name="P1">yank block area, paste (p) it in another area</text:p>
      <text:p text:style-name="P1">ctr+v+shift+4<text:tab/>mark block till EOL exactly </text:p>
      <text:p text:style-name="P1">Mark block, then :!python to run it</text:p>
      <text:p text:style-name="P1"/>
      <text:p text:style-name="P1"/>
      <text:h text:style-name="Heading_20_2" text:outline-level="2"><text:soft-page-break/><text:span text:style-name="T1">Folds</text:span></text:h>
      <text:p text:style-name="P5">shift+v (ctl+v) <text:s/>+ <text:s/>zf</text:p>
      <text:p text:style-name="P5">za<text:tab/><text:tab/>fold\unfold the block area</text:p>
      <text:p text:style-name="P5"><text:bookmark-start text:name="__DdeLink__349_1643777763"/>zf#j<text:bookmark-start text:name="__DdeLink__351_1643777763"/><text:tab/><text:bookmark-end text:name="__DdeLink__351_1643777763"/><text:tab/>fold the next # lines<text:bookmark-end text:name="__DdeLink__349_1643777763"/></text:p>
      <text:p text:style-name="P5">zf#k<text:tab/><text:tab/>fold the upper # lines</text:p>
      <text:p text:style-name="P5"><text:bookmark-start text:name="__DdeLink__353_1643777763"/>zR<text:tab/><text:tab/>Unfold all<text:bookmark-end text:name="__DdeLink__353_1643777763"/></text:p>
      <text:p text:style-name="P5">zM<text:tab/><text:tab/>fold all</text:p>
      <text:p text:style-name="P5">zd<text:tab/><text:tab/>delete folds<text:line-break/></text:p>
      <text:p text:style-name="P5"><text:bookmark-start text:name="__DdeLink__340_990098461"/>:mkview<text:tab/>save views<text:bookmark-end text:name="__DdeLink__340_990098461"/></text:p>
      <text:p text:style-name="P5">:mkview 2<text:tab/>save views 2</text:p>
      <text:p text:style-name="P5"><text:bookmark-start text:name="__DdeLink__342_990098461"/>:loadview <text:bookmark-end text:name="__DdeLink__342_990098461"/></text:p>
      <text:p text:style-name="P5">:loadview 2</text:p>
      <text:p text:style-name="P1"/>
      <text:h text:style-name="Heading_20_2" text:outline-level="2"><text:soft-page-break/>Marks</text:h>
      <text:p text:style-name="P1"><text:span text:style-name="T2">m</text:span>a<text:tab/><text:tab/>mark current line as a </text:p>
      <text:p text:style-name="P1">'a <text:tab/><text:tab/>jump to mark a</text:p>
      <text:p text:style-name="P12"><text:span text:style-name="T2">`a<text:tab/><text:tab/>jump to exact mouse position</text:span></text:p>
      <text:p text:style-name="P1">:marks<text:tab/>show marks</text:p>
      <text:p text:style-name="P13">'' <text:tab/><text:tab/>jump to previous <text:span text:style-name="T3">line</text:span></text:p>
      <text:p text:style-name="P13"><text:span text:style-name="T3">``</text:span> <text:tab/><text:tab/>jump to previous <text:span text:style-name="T3">mouse position</text:span></text:p>
      <text:p text:style-name="P15">d'a<text:tab/><text:tab/>delete till <text:span text:style-name="T4">(include) </text:span>line position</text:p>
      <text:p text:style-name="P15">d`a<text:tab/><text:tab/>delete till mouse position</text:p>
      <text:p text:style-name="P13">:h marks<text:tab/>marks help</text:p>
      <text:p text:style-name="P16"><text:span text:style-name="T4">y</text:span>'a<text:tab/><text:tab/><text:span text:style-name="T4">yank</text:span> till <text:span text:style-name="T4">(include) </text:span>line position</text:p>
      <text:p text:style-name="P16"><text:span text:style-name="T4">y</text:span>`a<text:tab/><text:tab/><text:span text:style-name="T4">yank</text:span> till mouse position</text:p>
      <text:p text:style-name="P13"><text:line-break/><text:line-break/><text:line-break/></text:p>
      <text:h text:style-name="Heading_20_2" text:outline-level="2"><text:bookmark-start text:name="__DdeLink__359_1643777763"/><text:soft-page-break/>Split<text:bookmark-end text:name="__DdeLink__359_1643777763"/></text:h>
      <text:p text:style-name="P1">:sp – horizontal<text:bookmark-start text:name="__DdeLink__329_1207848362"/> split<text:bookmark-end text:name="__DdeLink__329_1207848362"/></text:p>
      <text:p text:style-name="P1">:vsp - vertical split</text:p>
      <text:p text:style-name="P1"><text:bookmark-start text:name="__DdeLink__331_1207848362"/>ctl+w+j \ <text:bookmark-start text:name="__DdeLink__355_1643777763"/>ctl+j<text:bookmark-end text:name="__DdeLink__355_1643777763"/><text:tab/>navigate to button window<text:bookmark-end text:name="__DdeLink__331_1207848362"/></text:p>
      <text:p text:style-name="P1">ctl+w+k \ ctl+k<text:tab/>navigate to upper window</text:p>
      <text:h text:style-name="Heading_20_2" text:outline-level="2">Ordered List</text:h>
      <text:p text:style-name="P1"><text:bookmark-start text:name="__DdeLink__344_990098461"/>Making an ordered list<text:bookmark-end text:name="__DdeLink__344_990098461"/> like:<text:line-break/>1,<text:line-break/>2,<text:line-break/>3,<text:line-break/>i → 1, → esc<text:line-break/>qa <text:s/>- <text:s/>start recording saved in a<text:line-break/>yy → p<text:line-break/>ctr + a (to auto increment 1 to 2)<text:line-break/>q – stop recording<text:line-break/>esc<text:line-break/><text:a xlink:type="simple" xlink:href="mailto:20@a">20@a</text:a> <text:s/>- activate 20 times recording a</text:p>
      <text:h text:style-name="Heading_20_1" text:outline-level="1"><text:soft-page-break/>Registers</text:h>
      <text:p text:style-name="P17">“ky<text:tab/>yank to register k</text:p>
      <text:p text:style-name="P17">“kp<text:tab/>paste from register k</text:p>
      <text:p text:style-name="P18"><text:span text:style-name="T5">:put “<text:tab/>paste the register content to new line</text:span></text:p>
      <text:p text:style-name="P18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665in" style:contextual-spacing="false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fo:color="#000000" style:font-name="Arial1" fo:font-family="Arial" style:font-style-name="קל" style:font-family-generic="swiss" style:font-pitch="variable" fo:font-size="13pt" style:font-name-complex="Arial1" style:font-family-complex="Arial" style:font-style-name-complex="קל" style:font-family-generic-complex="swiss" style:font-pitch-complex="variable" style:font-size-complex="14pt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-top="0.1965in" fo:margin-bottom="0.0783in" style:contextual-spacing="false" fo:line-height="115%" fo:text-align="center" style:justify-single-word="false" style:page-number="auto" fo:background-color="transparent" fo:padding="0in" fo:border-left="none" fo:border-right="none" fo:border-top="none" fo:border-bottom="0.51pt solid #000000" style:shadow="none" fo:keep-with-next="always">
        <style:background-image/>
      </style:paragraph-properties>
      <style:text-properties style:font-name="Arial" fo:font-family="Arial" style:font-family-generic="swiss" style:font-pitch="variable" fo:font-size="130%" fo:font-style="normal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 style:font-family-complex="'Times New Roman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in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color="#000000"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3.00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3.401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3.598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  <style:text-properties officeooo:rsid="001ad47a" officeooo:paragraph-rsid="001ad47a"/>
    </style:style>
    <style:page-layout style:name="Mpm1">
      <style:page-layout-properties fo:page-width="4.1339in" fo:page-height="5.8272in" style:num-format="1" style:print-orientation="portrait" fo:margin-top="0.3937in" fo:margin-bottom="0.5118in" fo:margin-left="0.2681in" fo:margin-right="0.268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 style:page-usage="righ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4.1339in" fo:page-height="5.827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4T18:25:33.21</meta:creation-date>
    <dc:title>Kindle Template</dc:title>
    <meta:editing-duration>P1DT21H17S</meta:editing-duration>
    <meta:editing-cycles>402</meta:editing-cycles>
    <meta:generator>LibreOffice/4.2.3.3$Windows_x86 LibreOffice_project/882f8a0a489bc99a9e60c7905a60226254cb6ff0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4-05-10T18:20:22.123000000</dc:date>
    <meta:printed-by>Ilan </meta:printed-by>
    <meta:print-date>2010-12-24T19:41:00.68</meta:print-date>
    <meta:document-statistic meta:table-count="0" meta:image-count="0" meta:object-count="0" meta:page-count="9" meta:paragraph-count="100" meta:word-count="527" meta:character-count="2814" meta:non-whitespace-character-count="2264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